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UsersStore.getClassInstance( ClassLoader loader , String rep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UsersStore.getRepositor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UsersStore.getRepositor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valonUsersStore.getConfigurations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UsersStore.getStor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